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table-column table:style-name="co1" table:default-cell-style-name="ce8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5.208" calcext:value-type="float">
            <text:p>115.208</text:p>
          </table:table-cell>
          <table:table-cell office:value-type="float" office:value="181.119" calcext:value-type="float">
            <text:p>181.119</text:p>
          </table:table-cell>
          <table:table-cell office:value-type="float" office:value="311.694" calcext:value-type="float">
            <text:p>311.694</text:p>
          </table:table-cell>
          <table:table-cell office:value-type="float" office:value="542.392" calcext:value-type="float">
            <text:p>542.39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79.13" calcext:value-type="float">
            <text:p>79.13</text:p>
          </table:table-cell>
          <table:table-cell office:value-type="float" office:value="107.019" calcext:value-type="float">
            <text:p>107.019</text:p>
          </table:table-cell>
          <table:table-cell office:value-type="float" office:value="152.004" calcext:value-type="float">
            <text:p>152.004</text:p>
          </table:table-cell>
          <table:table-cell office:value-type="float" office:value="253.161" calcext:value-type="float">
            <text:p>253.16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87.23" calcext:value-type="float">
            <text:p>87.23</text:p>
          </table:table-cell>
          <table:table-cell office:value-type="float" office:value="171.527" calcext:value-type="float">
            <text:p>171.527</text:p>
          </table:table-cell>
          <table:table-cell office:value-type="float" office:value="275.405" calcext:value-type="float">
            <text:p>275.405</text:p>
          </table:table-cell>
          <table:table-cell office:value-type="float" office:value="504.412" calcext:value-type="float">
            <text:p>504.41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747" calcext:value-type="float">
            <text:p>33.747</text:p>
          </table:table-cell>
          <table:table-cell office:value-type="float" office:value="60.418" calcext:value-type="float">
            <text:p>60.418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213.435" calcext:value-type="float">
            <text:p>213.4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85.534" calcext:value-type="float">
            <text:p>85.534</text:p>
          </table:table-cell>
          <table:table-cell office:value-type="float" office:value="142.93" calcext:value-type="float">
            <text:p>142.93</text:p>
          </table:table-cell>
          <table:table-cell office:value-type="float" office:value="273.724" calcext:value-type="float">
            <text:p>273.724</text:p>
          </table:table-cell>
          <table:table-cell office:value-type="float" office:value="507.083" calcext:value-type="float">
            <text:p>507.08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2.202" calcext:value-type="float">
            <text:p>32.202</text:p>
          </table:table-cell>
          <table:table-cell office:value-type="float" office:value="58.945" calcext:value-type="float">
            <text:p>58.945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5.326" calcext:value-type="float">
            <text:p>215.3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86.452" calcext:value-type="float">
            <text:p>86.452</text:p>
          </table:table-cell>
          <table:table-cell office:value-type="float" office:value="142.19" calcext:value-type="float">
            <text:p>142.19</text:p>
          </table:table-cell>
          <table:table-cell office:value-type="float" office:value="280.275" calcext:value-type="float">
            <text:p>280.275</text:p>
          </table:table-cell>
          <table:table-cell office:value-type="float" office:value="504.106" calcext:value-type="float">
            <text:p>504.10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449" calcext:value-type="float">
            <text:p>33.449</text:p>
          </table:table-cell>
          <table:table-cell office:value-type="float" office:value="59.748" calcext:value-type="float">
            <text:p>59.748</text:p>
          </table:table-cell>
          <table:table-cell office:value-type="float" office:value="111.669" calcext:value-type="float">
            <text:p>111.669</text:p>
          </table:table-cell>
          <table:table-cell office:value-type="float" office:value="210.505" calcext:value-type="float">
            <text:p>210.50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6.082" calcext:value-type="float">
            <text:p>86.082</text:p>
          </table:table-cell>
          <table:table-cell office:value-type="float" office:value="143.516" calcext:value-type="float">
            <text:p>143.516</text:p>
          </table:table-cell>
          <table:table-cell office:value-type="float" office:value="286.468" calcext:value-type="float">
            <text:p>286.468</text:p>
          </table:table-cell>
          <table:table-cell office:value-type="float" office:value="511.799" calcext:value-type="float">
            <text:p>511.799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2.625" calcext:value-type="float">
            <text:p>32.625</text:p>
          </table:table-cell>
          <table:table-cell office:value-type="float" office:value="58.761" calcext:value-type="float">
            <text:p>58.761</text:p>
          </table:table-cell>
          <table:table-cell office:value-type="float" office:value="120.115" calcext:value-type="float">
            <text:p>120.115</text:p>
          </table:table-cell>
          <table:table-cell office:value-type="float" office:value="213.225" calcext:value-type="float">
            <text:p>213.2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86.545" calcext:value-type="float">
            <text:p>86.545</text:p>
          </table:table-cell>
          <table:table-cell office:value-type="float" office:value="142.154" calcext:value-type="float">
            <text:p>142.154</text:p>
          </table:table-cell>
          <table:table-cell office:value-type="float" office:value="307.177" calcext:value-type="float">
            <text:p>307.177</text:p>
          </table:table-cell>
          <table:table-cell office:value-type="float" office:value="542.02" calcext:value-type="float">
            <text:p>542.0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957" calcext:value-type="float">
            <text:p>33.957</text:p>
          </table:table-cell>
          <table:table-cell office:value-type="float" office:value="57.995" calcext:value-type="float">
            <text:p>57.995</text:p>
          </table:table-cell>
          <table:table-cell office:value-type="float" office:value="118.793" calcext:value-type="float">
            <text:p>118.793</text:p>
          </table:table-cell>
          <table:table-cell office:value-type="float" office:value="224.197" calcext:value-type="float">
            <text:p>224.19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5.245" calcext:value-type="float">
            <text:p>85.245</text:p>
          </table:table-cell>
          <table:table-cell office:value-type="float" office:value="142.773" calcext:value-type="float">
            <text:p>142.773</text:p>
          </table:table-cell>
          <table:table-cell office:value-type="float" office:value="276.467" calcext:value-type="float">
            <text:p>276.467</text:p>
          </table:table-cell>
          <table:table-cell office:value-type="float" office:value="530.794" calcext:value-type="float">
            <text:p>530.794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879" calcext:value-type="float">
            <text:p>33.879</text:p>
          </table:table-cell>
          <table:table-cell office:value-type="float" office:value="59.04" calcext:value-type="float">
            <text:p>59.04</text:p>
          </table:table-cell>
          <table:table-cell office:value-type="float" office:value="114.998" calcext:value-type="float">
            <text:p>114.998</text:p>
          </table:table-cell>
          <table:table-cell office:value-type="float" office:value="220.932" calcext:value-type="float">
            <text:p>220.9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84.895" calcext:value-type="float">
            <text:p>84.895</text:p>
          </table:table-cell>
          <table:table-cell office:value-type="float" office:value="144.235" calcext:value-type="float">
            <text:p>144.235</text:p>
          </table:table-cell>
          <table:table-cell office:value-type="float" office:value="276.379" calcext:value-type="float">
            <text:p>276.379</text:p>
          </table:table-cell>
          <table:table-cell office:value-type="float" office:value="511.825" calcext:value-type="float">
            <text:p>511.82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386" calcext:value-type="float">
            <text:p>33.386</text:p>
          </table:table-cell>
          <table:table-cell office:value-type="float" office:value="57.514" calcext:value-type="float">
            <text:p>57.514</text:p>
          </table:table-cell>
          <table:table-cell office:value-type="float" office:value="115.069" calcext:value-type="float">
            <text:p>115.069</text:p>
          </table:table-cell>
          <table:table-cell office:value-type="float" office:value="225.504" calcext:value-type="float">
            <text:p>225.5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87.375" calcext:value-type="float">
            <text:p>87.375</text:p>
          </table:table-cell>
          <table:table-cell office:value-type="float" office:value="142.427" calcext:value-type="float">
            <text:p>142.427</text:p>
          </table:table-cell>
          <table:table-cell office:value-type="float" office:value="273.908" calcext:value-type="float">
            <text:p>273.908</text:p>
          </table:table-cell>
          <table:table-cell office:value-type="float" office:value="592.121" calcext:value-type="float">
            <text:p>592.121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518" calcext:value-type="float">
            <text:p>33.518</text:p>
          </table:table-cell>
          <table:table-cell office:value-type="float" office:value="58.813" calcext:value-type="float">
            <text:p>58.813</text:p>
          </table:table-cell>
          <table:table-cell office:value-type="float" office:value="112.945" calcext:value-type="float">
            <text:p>112.945</text:p>
          </table:table-cell>
          <table:table-cell office:value-type="float" office:value="220.04" calcext:value-type="float">
            <text:p>220.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86.992" calcext:value-type="float">
            <text:p>86.992</text:p>
          </table:table-cell>
          <table:table-cell office:value-type="float" office:value="142.526" calcext:value-type="float">
            <text:p>142.526</text:p>
          </table:table-cell>
          <table:table-cell office:value-type="float" office:value="283.816" calcext:value-type="float">
            <text:p>283.816</text:p>
          </table:table-cell>
          <table:table-cell office:value-type="float" office:value="742.421" calcext:value-type="float">
            <text:p>742.421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4.055" calcext:value-type="float">
            <text:p>34.055</text:p>
          </table:table-cell>
          <table:table-cell office:value-type="float" office:value="59.079" calcext:value-type="float">
            <text:p>59.079</text:p>
          </table:table-cell>
          <table:table-cell office:value-type="float" office:value="111.754" calcext:value-type="float">
            <text:p>111.754</text:p>
          </table:table-cell>
          <table:table-cell office:value-type="float" office:value="286.598" calcext:value-type="float">
            <text:p>286.59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3];[.C15];[.C17];[.C19];[.C21];[.C23];[.C25];[.C27];[.C29]) / 10" office:value-type="float" office:value="89.1558" calcext:value-type="float">
            <text:p>89.1558</text:p>
          </table:table-cell>
          <table:table-cell table:formula="of:=SUM([.D11];[.D13];[.D15];[.D17];[.D19];[.D21];[.D23];[.D25];[.D27];[.D29]) / 10" office:value-type="float" office:value="149.5397" calcext:value-type="float">
            <text:p>149.5397</text:p>
          </table:table-cell>
          <table:table-cell table:formula="of:=SUM([.E11];[.E13];[.E15];[.E17];[.E19];[.E21];[.E23];[.E25];[.E27];[.E29]) / 10" office:value-type="float" office:value="284.5313" calcext:value-type="float">
            <text:p>284.5313</text:p>
          </table:table-cell>
          <table:table-cell table:formula="of:=SUM([.F11];[.F13];[.F15];[.F17];[.F19];[.F21];[.F23];[.F25];[.F27];[.F29]) / 10" office:value-type="float" office:value="548.8973" calcext:value-type="float">
            <text:p>548.897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12];[.C14];[.C16];[.C18];[.C20];[.C22];[.C24];[.C26];[.C28];[.C30]) / 10" office:value-type="float" office:value="37.9948" calcext:value-type="float">
            <text:p>37.9948</text:p>
          </table:table-cell>
          <table:table-cell table:formula="of:=SUM([.D12];[.D14];[.D16];[.D18];[.D20];[.D22];[.D24];[.D26];[.D28];[.D30]) / 10" office:value-type="float" office:value="63.7332" calcext:value-type="float">
            <text:p>63.7332</text:p>
          </table:table-cell>
          <table:table-cell table:formula="of:=SUM([.E12];[.E14];[.E16];[.E18];[.E20];[.E22];[.E24];[.E26];[.E28];[.E30]) / 10" office:value-type="float" office:value="118.1705" calcext:value-type="float">
            <text:p>118.1705</text:p>
          </table:table-cell>
          <table:table-cell table:formula="of:=SUM([.F12];[.F14];[.F16];[.F18];[.F20];[.F22];[.F24];[.F26];[.F28];[.F30]) / 10" office:value-type="float" office:value="228.2923" calcext:value-type="float">
            <text:p>228.2923</text:p>
          </table:table-cell>
          <table:table-cell table:number-columns-repeated="2"/>
        </table:table-row>
      </table:table>
      <table:table table:name="i7 7700@3.6 GHz" table:style-name="ta1">
        <table:table-column table:style-name="co3" table:default-cell-style-name="ce8"/>
        <table:table-column table:style-name="co3" table:number-columns-repeated="5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easuring the “real” time spent executing the program from start to finish, in second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15.329" calcext:value-type="float">
            <text:p>215.329</text:p>
          </table:table-cell>
          <table:table-cell office:value-type="float" office:value="395.347" calcext:value-type="float">
            <text:p>395.347</text:p>
          </table:table-cell>
          <table:table-cell office:value-type="float" office:value="775.756" calcext:value-type="float">
            <text:p>775.756</text:p>
          </table:table-cell>
          <table:table-cell office:value-type="float" office:value="1490.091" calcext:value-type="float">
            <text:p>1490.09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6.973" calcext:value-type="float">
            <text:p>36.973</text:p>
          </table:table-cell>
          <table:table-cell office:value-type="float" office:value="64.781" calcext:value-type="float">
            <text:p>64.781</text:p>
          </table:table-cell>
          <table:table-cell office:value-type="float" office:value="126.238" calcext:value-type="float">
            <text:p>126.238</text:p>
          </table:table-cell>
          <table:table-cell office:value-type="float" office:value="240.372" calcext:value-type="float">
            <text:p>240.37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4.11" calcext:value-type="float">
            <text:p>214.11</text:p>
          </table:table-cell>
          <table:table-cell office:value-type="float" office:value="404.461" calcext:value-type="float">
            <text:p>404.461</text:p>
          </table:table-cell>
          <table:table-cell office:value-type="float" office:value="774.332" calcext:value-type="float">
            <text:p>774.332</text:p>
          </table:table-cell>
          <table:table-cell office:value-type="float" office:value="1501.179" calcext:value-type="float">
            <text:p>1501.17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7.024" calcext:value-type="float">
            <text:p>37.024</text:p>
          </table:table-cell>
          <table:table-cell office:value-type="float" office:value="64.927" calcext:value-type="float">
            <text:p>64.927</text:p>
          </table:table-cell>
          <table:table-cell office:value-type="float" office:value="126.029" calcext:value-type="float">
            <text:p>126.029</text:p>
          </table:table-cell>
          <table:table-cell office:value-type="float" office:value="240.741" calcext:value-type="float">
            <text:p>240.74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15.437" calcext:value-type="float">
            <text:p>215.437</text:p>
          </table:table-cell>
          <table:table-cell office:value-type="float" office:value="408.146" calcext:value-type="float">
            <text:p>408.146</text:p>
          </table:table-cell>
          <table:table-cell office:value-type="float" office:value="774.609" calcext:value-type="float">
            <text:p>774.609</text:p>
          </table:table-cell>
          <table:table-cell office:value-type="float" office:value="1498.943" calcext:value-type="float">
            <text:p>1498.94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6.923" calcext:value-type="float">
            <text:p>36.923</text:p>
          </table:table-cell>
          <table:table-cell office:value-type="float" office:value="64.823" calcext:value-type="float">
            <text:p>64.823</text:p>
          </table:table-cell>
          <table:table-cell office:value-type="float" office:value="125.671" calcext:value-type="float">
            <text:p>125.671</text:p>
          </table:table-cell>
          <table:table-cell office:value-type="float" office:value="240.692" calcext:value-type="float">
            <text:p>240.69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25.579" calcext:value-type="float">
            <text:p>225.579</text:p>
          </table:table-cell>
          <table:table-cell office:value-type="float" office:value="404.402" calcext:value-type="float">
            <text:p>404.402</text:p>
          </table:table-cell>
          <table:table-cell office:value-type="float" office:value="770.964" calcext:value-type="float">
            <text:p>770.964</text:p>
          </table:table-cell>
          <table:table-cell office:value-type="float" office:value="1499.962" calcext:value-type="float">
            <text:p>1499.96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7.066" calcext:value-type="float">
            <text:p>37.066</text:p>
          </table:table-cell>
          <table:table-cell office:value-type="float" office:value="64.827" calcext:value-type="float">
            <text:p>64.827</text:p>
          </table:table-cell>
          <table:table-cell office:value-type="float" office:value="126.039" calcext:value-type="float">
            <text:p>126.039</text:p>
          </table:table-cell>
          <table:table-cell office:value-type="float" office:value="240.481" calcext:value-type="float">
            <text:p>240.48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4.706" calcext:value-type="float">
            <text:p>224.706</text:p>
          </table:table-cell>
          <table:table-cell office:value-type="float" office:value="402.041" calcext:value-type="float">
            <text:p>402.041</text:p>
          </table:table-cell>
          <table:table-cell office:value-type="float" office:value="770.153" calcext:value-type="float">
            <text:p>770.153</text:p>
          </table:table-cell>
          <table:table-cell office:value-type="float" office:value="1489.616" calcext:value-type="float">
            <text:p>1489.61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7.675" calcext:value-type="float">
            <text:p>37.675</text:p>
          </table:table-cell>
          <table:table-cell office:value-type="float" office:value="64.603" calcext:value-type="float">
            <text:p>64.603</text:p>
          </table:table-cell>
          <table:table-cell office:value-type="float" office:value="126.145" calcext:value-type="float">
            <text:p>126.145</text:p>
          </table:table-cell>
          <table:table-cell office:value-type="float" office:value="240.792" calcext:value-type="float">
            <text:p>240.79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2.382" calcext:value-type="float">
            <text:p>222.382</text:p>
          </table:table-cell>
          <table:table-cell office:value-type="float" office:value="414.077" calcext:value-type="float">
            <text:p>414.077</text:p>
          </table:table-cell>
          <table:table-cell office:value-type="float" office:value="766.699" calcext:value-type="float">
            <text:p>766.699</text:p>
          </table:table-cell>
          <table:table-cell office:value-type="float" office:value="1490.799" calcext:value-type="float">
            <text:p>1490.79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4.537" calcext:value-type="float">
            <text:p>44.537</text:p>
          </table:table-cell>
          <table:table-cell office:value-type="float" office:value="64.821" calcext:value-type="float">
            <text:p>64.821</text:p>
          </table:table-cell>
          <table:table-cell office:value-type="float" office:value="125.707" calcext:value-type="float">
            <text:p>125.707</text:p>
          </table:table-cell>
          <table:table-cell office:value-type="float" office:value="240.505" calcext:value-type="float">
            <text:p>240.50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22.277" calcext:value-type="float">
            <text:p>222.277</text:p>
          </table:table-cell>
          <table:table-cell office:value-type="float" office:value="403.343" calcext:value-type="float">
            <text:p>403.343</text:p>
          </table:table-cell>
          <table:table-cell office:value-type="float" office:value="777.596" calcext:value-type="float">
            <text:p>777.596</text:p>
          </table:table-cell>
          <table:table-cell office:value-type="float" office:value="1498.76" calcext:value-type="float">
            <text:p>1498.7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6.886" calcext:value-type="float">
            <text:p>36.886</text:p>
          </table:table-cell>
          <table:table-cell office:value-type="float" office:value="64.876" calcext:value-type="float">
            <text:p>64.876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45.819" calcext:value-type="float">
            <text:p>245.81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0.091" calcext:value-type="float">
            <text:p>220.091</text:p>
          </table:table-cell>
          <table:table-cell office:value-type="float" office:value="411.536" calcext:value-type="float">
            <text:p>411.536</text:p>
          </table:table-cell>
          <table:table-cell office:value-type="float" office:value="776.232" calcext:value-type="float">
            <text:p>776.232</text:p>
          </table:table-cell>
          <table:table-cell office:value-type="float" office:value="1498.412" calcext:value-type="float">
            <text:p>1498.4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7.021" calcext:value-type="float">
            <text:p>37.021</text:p>
          </table:table-cell>
          <table:table-cell office:value-type="float" office:value="64.873" calcext:value-type="float">
            <text:p>64.873</text:p>
          </table:table-cell>
          <table:table-cell office:value-type="float" office:value="126.206" calcext:value-type="float">
            <text:p>126.206</text:p>
          </table:table-cell>
          <table:table-cell office:value-type="float" office:value="242.28" calcext:value-type="float">
            <text:p>242.2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2.319" calcext:value-type="float">
            <text:p>222.319</text:p>
          </table:table-cell>
          <table:table-cell office:value-type="float" office:value="403.603" calcext:value-type="float">
            <text:p>403.603</text:p>
          </table:table-cell>
          <table:table-cell office:value-type="float" office:value="779.014" calcext:value-type="float">
            <text:p>779.014</text:p>
          </table:table-cell>
          <table:table-cell office:value-type="float" office:value="1498.093" calcext:value-type="float">
            <text:p>1498.09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6.813" calcext:value-type="float">
            <text:p>36.813</text:p>
          </table:table-cell>
          <table:table-cell office:value-type="float" office:value="65.059" calcext:value-type="float">
            <text:p>65.059</text:p>
          </table:table-cell>
          <table:table-cell office:value-type="float" office:value="126.013" calcext:value-type="float">
            <text:p>126.013</text:p>
          </table:table-cell>
          <table:table-cell office:value-type="float" office:value="240.578" calcext:value-type="float">
            <text:p>240.57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777" calcext:value-type="float">
            <text:p>221.777</text:p>
          </table:table-cell>
          <table:table-cell office:value-type="float" office:value="411.77" calcext:value-type="float">
            <text:p>411.77</text:p>
          </table:table-cell>
          <table:table-cell office:value-type="float" office:value="774.405" calcext:value-type="float">
            <text:p>774.405</text:p>
          </table:table-cell>
          <table:table-cell office:value-type="float" office:value="1507.59" calcext:value-type="float">
            <text:p>1507.5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6.93" calcext:value-type="float">
            <text:p>36.93</text:p>
          </table:table-cell>
          <table:table-cell office:value-type="float" office:value="64.749" calcext:value-type="float">
            <text:p>64.749</text:p>
          </table:table-cell>
          <table:table-cell office:value-type="float" office:value="126.398" calcext:value-type="float">
            <text:p>126.398</text:p>
          </table:table-cell>
          <table:table-cell office:value-type="float" office:value="241.653" calcext:value-type="float">
            <text:p>241.65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3];[.C15];[.C17];[.C19];[.C21];[.C23];[.C25];[.C27];[.C29]) / 10" office:value-type="float" office:value="220.4007" calcext:value-type="float">
            <text:p>220.4007</text:p>
          </table:table-cell>
          <table:table-cell table:formula="of:=SUM([.D11];[.D13];[.D15];[.D17];[.D19];[.D21];[.D23];[.D25];[.D27];[.D29]) / 10" office:value-type="float" office:value="405.8726" calcext:value-type="float">
            <text:p>405.8726</text:p>
          </table:table-cell>
          <table:table-cell table:formula="of:=SUM([.E11];[.E13];[.E15];[.E17];[.E19];[.E21];[.E23];[.E25];[.E27];[.E29]) / 10" office:value-type="float" office:value="773.976" calcext:value-type="float">
            <text:p>773.976</text:p>
          </table:table-cell>
          <table:table-cell table:formula="of:=SUM([.F11];[.F13];[.F15];[.F17];[.F19];[.F21];[.F23];[.F25];[.F27];[.F29]) / 10" office:value-type="float" office:value="1497.3445" calcext:value-type="float">
            <text:p>1497.344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12];[.C14];[.C16];[.C18];[.C20];[.C22];[.C24];[.C26];[.C28];[.C30]) / 10" office:value-type="float" office:value="37.7848" calcext:value-type="float">
            <text:p>37.7848</text:p>
          </table:table-cell>
          <table:table-cell table:formula="of:=SUM([.D12];[.D14];[.D16];[.D18];[.D20];[.D22];[.D24];[.D26];[.D28];[.D30]) / 10" office:value-type="float" office:value="64.8339" calcext:value-type="float">
            <text:p>64.8339</text:p>
          </table:table-cell>
          <table:table-cell table:formula="of:=SUM([.E12];[.E14];[.E16];[.E18];[.E20];[.E22];[.E24];[.E26];[.E28];[.E30]) / 10" office:value-type="float" office:value="126.0208" calcext:value-type="float">
            <text:p>126.0208</text:p>
          </table:table-cell>
          <table:table-cell table:formula="of:=SUM([.F12];[.F14];[.F16];[.F18];[.F20];[.F22];[.F24];[.F26];[.F28];[.F30]) / 10" office:value-type="float" office:value="241.3913" calcext:value-type="float">
            <text:p>241.3913</text:p>
          </table:table-cell>
        </table:table-row>
      </table:table>
      <table:table table:name="i7 4770K@3.5GHz" table:style-name="ta1">
        <table:table-column table:style-name="co3" table:default-cell-style-name="ce8"/>
        <table:table-column table:style-name="co3" table:number-columns-repeated="5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1.398" calcext:value-type="float">
            <text:p>91.398</text:p>
          </table:table-cell>
          <table:table-cell office:value-type="float" office:value="167.715" calcext:value-type="float">
            <text:p>167.715</text:p>
          </table:table-cell>
          <table:table-cell office:value-type="float" office:value="318.067" calcext:value-type="float">
            <text:p>318.067</text:p>
          </table:table-cell>
          <table:table-cell office:value-type="float" office:value="607.174" calcext:value-type="float">
            <text:p>607.17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557" calcext:value-type="float">
            <text:p>40.557</text:p>
          </table:table-cell>
          <table:table-cell office:value-type="float" office:value="70.989" calcext:value-type="float">
            <text:p>70.989</text:p>
          </table:table-cell>
          <table:table-cell office:value-type="float" office:value="139.073" calcext:value-type="float">
            <text:p>139.073</text:p>
          </table:table-cell>
          <table:table-cell office:value-type="float" office:value="266.227" calcext:value-type="float">
            <text:p>266.22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1.747" calcext:value-type="float">
            <text:p>91.747</text:p>
          </table:table-cell>
          <table:table-cell office:value-type="float" office:value="166.314" calcext:value-type="float">
            <text:p>166.314</text:p>
          </table:table-cell>
          <table:table-cell office:value-type="float" office:value="323.161" calcext:value-type="float">
            <text:p>323.161</text:p>
          </table:table-cell>
          <table:table-cell office:value-type="float" office:value="579.952" calcext:value-type="float">
            <text:p>579.95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407" calcext:value-type="float">
            <text:p>40.407</text:p>
          </table:table-cell>
          <table:table-cell office:value-type="float" office:value="71.47" calcext:value-type="float">
            <text:p>71.47</text:p>
          </table:table-cell>
          <table:table-cell office:value-type="float" office:value="139.451" calcext:value-type="float">
            <text:p>139.451</text:p>
          </table:table-cell>
          <table:table-cell office:value-type="float" office:value="267.454" calcext:value-type="float">
            <text:p>267.45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6.018" calcext:value-type="float">
            <text:p>96.018</text:p>
          </table:table-cell>
          <table:table-cell office:value-type="float" office:value="167.864" calcext:value-type="float">
            <text:p>167.864</text:p>
          </table:table-cell>
          <table:table-cell office:value-type="float" office:value="326.039" calcext:value-type="float">
            <text:p>326.039</text:p>
          </table:table-cell>
          <table:table-cell office:value-type="float" office:value="616.618" calcext:value-type="float">
            <text:p>616.6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574" calcext:value-type="float">
            <text:p>40.574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637" calcext:value-type="float">
            <text:p>138.637</text:p>
          </table:table-cell>
          <table:table-cell office:value-type="float" office:value="265.88" calcext:value-type="float">
            <text:p>265.8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5.194" calcext:value-type="float">
            <text:p>95.194</text:p>
          </table:table-cell>
          <table:table-cell office:value-type="float" office:value="165.314" calcext:value-type="float">
            <text:p>165.314</text:p>
          </table:table-cell>
          <table:table-cell office:value-type="float" office:value="317.03" calcext:value-type="float">
            <text:p>317.03</text:p>
          </table:table-cell>
          <table:table-cell office:value-type="float" office:value="616.846" calcext:value-type="float">
            <text:p>616.84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393" calcext:value-type="float">
            <text:p>40.393</text:p>
          </table:table-cell>
          <table:table-cell office:value-type="float" office:value="71.349" calcext:value-type="float">
            <text:p>71.349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266.431" calcext:value-type="float">
            <text:p>266.4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97.613" calcext:value-type="float">
            <text:p>97.613</text:p>
          </table:table-cell>
          <table:table-cell office:value-type="float" office:value="161.563" calcext:value-type="float">
            <text:p>161.563</text:p>
          </table:table-cell>
          <table:table-cell office:value-type="float" office:value="324.231" calcext:value-type="float">
            <text:p>324.231</text:p>
          </table:table-cell>
          <table:table-cell office:value-type="float" office:value="608.558" calcext:value-type="float">
            <text:p>608.55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975" calcext:value-type="float">
            <text:p>40.975</text:p>
          </table:table-cell>
          <table:table-cell office:value-type="float" office:value="71.165" calcext:value-type="float">
            <text:p>71.165</text:p>
          </table:table-cell>
          <table:table-cell office:value-type="float" office:value="138.819" calcext:value-type="float">
            <text:p>138.819</text:p>
          </table:table-cell>
          <table:table-cell office:value-type="float" office:value="267.785" calcext:value-type="float">
            <text:p>267.78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1.403" calcext:value-type="float">
            <text:p>91.403</text:p>
          </table:table-cell>
          <table:table-cell office:value-type="float" office:value="163.153" calcext:value-type="float">
            <text:p>163.153</text:p>
          </table:table-cell>
          <table:table-cell office:value-type="float" office:value="328.01" calcext:value-type="float">
            <text:p>328.01</text:p>
          </table:table-cell>
          <table:table-cell office:value-type="float" office:value="608.627" calcext:value-type="float">
            <text:p>608.6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658" calcext:value-type="float">
            <text:p>40.658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865" calcext:value-type="float">
            <text:p>138.865</text:p>
          </table:table-cell>
          <table:table-cell office:value-type="float" office:value="266.48" calcext:value-type="float">
            <text:p>266.4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91.358" calcext:value-type="float">
            <text:p>91.358</text:p>
          </table:table-cell>
          <table:table-cell office:value-type="float" office:value="158.994" calcext:value-type="float">
            <text:p>158.994</text:p>
          </table:table-cell>
          <table:table-cell office:value-type="float" office:value="323.624" calcext:value-type="float">
            <text:p>323.624</text:p>
          </table:table-cell>
          <table:table-cell office:value-type="float" office:value="579.383" calcext:value-type="float">
            <text:p>579.38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282" calcext:value-type="float">
            <text:p>40.282</text:p>
          </table:table-cell>
          <table:table-cell office:value-type="float" office:value="71.08" calcext:value-type="float">
            <text:p>71.08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266.522" calcext:value-type="float">
            <text:p>266.52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0.934" calcext:value-type="float">
            <text:p>90.934</text:p>
          </table:table-cell>
          <table:table-cell office:value-type="float" office:value="162.306" calcext:value-type="float">
            <text:p>162.306</text:p>
          </table:table-cell>
          <table:table-cell office:value-type="float" office:value="326.042" calcext:value-type="float">
            <text:p>326.042</text:p>
          </table:table-cell>
          <table:table-cell office:value-type="float" office:value="582.354" calcext:value-type="float">
            <text:p>582.35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388" calcext:value-type="float">
            <text:p>40.388</text:p>
          </table:table-cell>
          <table:table-cell office:value-type="float" office:value="71.273" calcext:value-type="float">
            <text:p>71.273</text:p>
          </table:table-cell>
          <table:table-cell office:value-type="float" office:value="139.48" calcext:value-type="float">
            <text:p>139.48</text:p>
          </table:table-cell>
          <table:table-cell office:value-type="float" office:value="266.154" calcext:value-type="float">
            <text:p>266.15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0.55" calcext:value-type="float">
            <text:p>90.55</text:p>
          </table:table-cell>
          <table:table-cell office:value-type="float" office:value="162.367" calcext:value-type="float">
            <text:p>162.367</text:p>
          </table:table-cell>
          <table:table-cell office:value-type="float" office:value="319.587" calcext:value-type="float">
            <text:p>319.587</text:p>
          </table:table-cell>
          <table:table-cell office:value-type="float" office:value="589.125" calcext:value-type="float">
            <text:p>589.12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455" calcext:value-type="float">
            <text:p>40.455</text:p>
          </table:table-cell>
          <table:table-cell office:value-type="float" office:value="71.114" calcext:value-type="float">
            <text:p>71.114</text:p>
          </table:table-cell>
          <table:table-cell office:value-type="float" office:value="139.514" calcext:value-type="float">
            <text:p>139.514</text:p>
          </table:table-cell>
          <table:table-cell office:value-type="float" office:value="267.758" calcext:value-type="float">
            <text:p>267.75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4.185" calcext:value-type="float">
            <text:p>94.185</text:p>
          </table:table-cell>
          <table:table-cell office:value-type="float" office:value="169.764" calcext:value-type="float">
            <text:p>169.764</text:p>
          </table:table-cell>
          <table:table-cell office:value-type="float" office:value="328.806" calcext:value-type="float">
            <text:p>328.806</text:p>
          </table:table-cell>
          <table:table-cell office:value-type="float" office:value="609.362" calcext:value-type="float">
            <text:p>609.36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0.308" calcext:value-type="float">
            <text:p>40.308</text:p>
          </table:table-cell>
          <table:table-cell office:value-type="float" office:value="71.33" calcext:value-type="float">
            <text:p>71.33</text:p>
          </table:table-cell>
          <table:table-cell office:value-type="float" office:value="138.912" calcext:value-type="float">
            <text:p>138.912</text:p>
          </table:table-cell>
          <table:table-cell office:value-type="float" office:value="266.46" calcext:value-type="float">
            <text:p>266.4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8];[.C10];[.C12];[.C14];[.C16];[.C18];[.C20];[.C22];[.C24];[.C26]) / 10" office:value-type="float" office:value="93.04" calcext:value-type="float">
            <text:p>93.04</text:p>
          </table:table-cell>
          <table:table-cell table:formula="of:=SUM([.D8];[.D10];[.D12];[.D14];[.D16];[.D18];[.D20];[.D22];[.D24];[.D26]) / 10" office:value-type="float" office:value="164.5354" calcext:value-type="float">
            <text:p>164.5354</text:p>
          </table:table-cell>
          <table:table-cell table:formula="of:=SUM([.E8];[.E10];[.E12];[.E14];[.E16];[.E18];[.E20];[.E22];[.E24];[.E26]) / 10" office:value-type="float" office:value="323.4597" calcext:value-type="float">
            <text:p>323.4597</text:p>
          </table:table-cell>
          <table:table-cell table:formula="of:=SUM([.F8];[.F10];[.F12];[.F14];[.F16];[.F18];[.F20];[.F22];[.F24];[.F26]) / 10" office:value-type="float" office:value="599.7999" calcext:value-type="float">
            <text:p>599.799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9];[.C11];[.C13];[.C15];[.C17];[.C19];[.C21];[.C23];[.C25];[.C27]) / 10" office:value-type="float" office:value="40.4997" calcext:value-type="float">
            <text:p>40.4997</text:p>
          </table:table-cell>
          <table:table-cell table:formula="of:=SUM([.D9];[.D11];[.D13];[.D15];[.D17];[.D19];[.D21];[.D23];[.D25];[.D27]) / 10" office:value-type="float" office:value="71.2109" calcext:value-type="float">
            <text:p>71.2109</text:p>
          </table:table-cell>
          <table:table-cell table:formula="of:=SUM([.E9];[.E11];[.E13];[.E15];[.E17];[.E19];[.E21];[.E23];[.E25];[.E27]) / 10" office:value-type="float" office:value="139.1036" calcext:value-type="float">
            <text:p>139.1036</text:p>
          </table:table-cell>
          <table:table-cell table:formula="of:=SUM([.F9];[.F11];[.F13];[.F15];[.F17];[.F19];[.F21];[.F23];[.F25];[.F27]) / 10" office:value-type="float" office:value="266.7151" calcext:value-type="float">
            <text:p>266.7151</text:p>
          </table:table-cell>
        </table:table-row>
      </table:table>
      <table:table table:name="Raspberry PI 3 B+" table:style-name="ta1">
        <table:table-column table:style-name="co3" table:default-cell-style-name="ce8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3307.675" calcext:value-type="float">
            <text:p>3307.675</text:p>
          </table:table-cell>
          <table:table-cell office:value-type="float" office:value="2098.966" calcext:value-type="float">
            <text:p>2098.966</text:p>
          </table:table-cell>
          <table:table-cell office:value-type="float" office:value="4811.358" calcext:value-type="float">
            <text:p>4811.358</text:p>
          </table:table-cell>
          <table:table-cell office:value-type="float" office:value="8831.848" calcext:value-type="float">
            <text:p>8831.84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04.713" calcext:value-type="float">
            <text:p>504.713</text:p>
          </table:table-cell>
          <table:table-cell office:value-type="float" office:value="904.113" calcext:value-type="float">
            <text:p>904.113</text:p>
          </table:table-cell>
          <table:table-cell office:value-type="float" office:value="1878.232" calcext:value-type="float">
            <text:p>1878.232</text:p>
          </table:table-cell>
          <table:table-cell office:value-type="float" office:value="3675.389" calcext:value-type="float">
            <text:p>3675.38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26.006" calcext:value-type="float">
            <text:p>1026.006</text:p>
          </table:table-cell>
          <table:table-cell office:value-type="float" office:value="2229.979" calcext:value-type="float">
            <text:p>2229.979</text:p>
          </table:table-cell>
          <table:table-cell office:value-type="float" office:value="4427.224" calcext:value-type="float">
            <text:p>4427.224</text:p>
          </table:table-cell>
          <table:table-cell office:value-type="float" office:value="8735.175" calcext:value-type="float">
            <text:p>8735.17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35.253" calcext:value-type="float">
            <text:p>435.253</text:p>
          </table:table-cell>
          <table:table-cell office:value-type="float" office:value="942.491" calcext:value-type="float">
            <text:p>942.491</text:p>
          </table:table-cell>
          <table:table-cell office:value-type="float" office:value="1922.999" calcext:value-type="float">
            <text:p>1922.999</text:p>
          </table:table-cell>
          <table:table-cell office:value-type="float" office:value="3734.392" calcext:value-type="float">
            <text:p>3734.39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3646.553" calcext:value-type="float">
            <text:p>3646.553</text:p>
          </table:table-cell>
          <table:table-cell office:value-type="float" office:value="2941.951" calcext:value-type="float">
            <text:p>2941.951</text:p>
          </table:table-cell>
          <table:table-cell office:value-type="float" office:value="5272.608" calcext:value-type="float">
            <text:p>5272.608</text:p>
          </table:table-cell>
          <table:table-cell office:value-type="float" office:value="8734.112" calcext:value-type="float">
            <text:p>8734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50.627" calcext:value-type="float">
            <text:p>450.627</text:p>
          </table:table-cell>
          <table:table-cell office:value-type="float" office:value="963.119" calcext:value-type="float">
            <text:p>963.119</text:p>
          </table:table-cell>
          <table:table-cell office:value-type="float" office:value="1896.137" calcext:value-type="float">
            <text:p>1896.137</text:p>
          </table:table-cell>
          <table:table-cell office:value-type="float" office:value="3727.042" calcext:value-type="float">
            <text:p>3727.04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057.213" calcext:value-type="float">
            <text:p>1057.213</text:p>
          </table:table-cell>
          <table:table-cell office:value-type="float" office:value="2238.531" calcext:value-type="float">
            <text:p>2238.531</text:p>
          </table:table-cell>
          <table:table-cell office:value-type="float" office:value="4500.638" calcext:value-type="float">
            <text:p>4500.638</text:p>
          </table:table-cell>
          <table:table-cell office:value-type="float" office:value="8727.742" calcext:value-type="float">
            <text:p>8727.74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42.531" calcext:value-type="float">
            <text:p>442.531</text:p>
          </table:table-cell>
          <table:table-cell office:value-type="float" office:value="959.17" calcext:value-type="float">
            <text:p>959.17</text:p>
          </table:table-cell>
          <table:table-cell office:value-type="float" office:value="1954.982" calcext:value-type="float">
            <text:p>1954.982</text:p>
          </table:table-cell>
          <table:table-cell office:value-type="float" office:value="3737.612" calcext:value-type="float">
            <text:p>3737.6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26.232" calcext:value-type="float">
            <text:p>1126.232</text:p>
          </table:table-cell>
          <table:table-cell office:value-type="float" office:value="4216.653" calcext:value-type="float">
            <text:p>4216.653</text:p>
          </table:table-cell>
          <table:table-cell office:value-type="float" office:value="4465.308" calcext:value-type="float">
            <text:p>4465.308</text:p>
          </table:table-cell>
          <table:table-cell office:value-type="float" office:value="8741.927" calcext:value-type="float">
            <text:p>8741.9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491.751" calcext:value-type="float">
            <text:p>491.751</text:p>
          </table:table-cell>
          <table:table-cell office:value-type="float" office:value="958.923" calcext:value-type="float">
            <text:p>958.923</text:p>
          </table:table-cell>
          <table:table-cell office:value-type="float" office:value="1894.431" calcext:value-type="float">
            <text:p>1894.431</text:p>
          </table:table-cell>
          <table:table-cell office:value-type="float" office:value="3768.932" calcext:value-type="float">
            <text:p>3768.9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425.259" calcext:value-type="float">
            <text:p>1425.259</text:p>
          </table:table-cell>
          <table:table-cell office:value-type="float" office:value="2243.33" calcext:value-type="float">
            <text:p>2243.33</text:p>
          </table:table-cell>
          <table:table-cell office:value-type="float" office:value="5168.206" calcext:value-type="float">
            <text:p>5168.206</text:p>
          </table:table-cell>
          <table:table-cell office:value-type="float" office:value="8663.1" calcext:value-type="float">
            <text:p>8663.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01.605" calcext:value-type="float">
            <text:p>501.605</text:p>
          </table:table-cell>
          <table:table-cell office:value-type="float" office:value="959.118" calcext:value-type="float">
            <text:p>959.118</text:p>
          </table:table-cell>
          <table:table-cell office:value-type="float" office:value="1894.277" calcext:value-type="float">
            <text:p>1894.277</text:p>
          </table:table-cell>
          <table:table-cell office:value-type="float" office:value="3745.237" calcext:value-type="float">
            <text:p>3745.23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613.424" calcext:value-type="float">
            <text:p>2613.424</text:p>
          </table:table-cell>
          <table:table-cell office:value-type="float" office:value="3172.046" calcext:value-type="float">
            <text:p>3172.046</text:p>
          </table:table-cell>
          <table:table-cell office:value-type="float" office:value="4487.551" calcext:value-type="float">
            <text:p>4487.551</text:p>
          </table:table-cell>
          <table:table-cell office:value-type="float" office:value="8682.457" calcext:value-type="float">
            <text:p>8682.45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1264.402" calcext:value-type="float">
            <text:p>1264.402</text:p>
          </table:table-cell>
          <table:table-cell office:value-type="float" office:value="962.996" calcext:value-type="float">
            <text:p>962.996</text:p>
          </table:table-cell>
          <table:table-cell office:value-type="float" office:value="1895.796" calcext:value-type="float">
            <text:p>1895.796</text:p>
          </table:table-cell>
          <table:table-cell office:value-type="float" office:value="3728.163" calcext:value-type="float">
            <text:p>3728.16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152.474" calcext:value-type="float">
            <text:p>1152.474</text:p>
          </table:table-cell>
          <table:table-cell office:value-type="float" office:value="2302.118" calcext:value-type="float">
            <text:p>2302.118</text:p>
          </table:table-cell>
          <table:table-cell office:value-type="float" office:value="5073.633" calcext:value-type="float">
            <text:p>5073.633</text:p>
          </table:table-cell>
          <table:table-cell office:value-type="float" office:value="8718.614" calcext:value-type="float">
            <text:p>8718.61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06.21" calcext:value-type="float">
            <text:p>506.21</text:p>
          </table:table-cell>
          <table:table-cell office:value-type="float" office:value="958.944" calcext:value-type="float">
            <text:p>958.944</text:p>
          </table:table-cell>
          <table:table-cell office:value-type="float" office:value="1895.211" calcext:value-type="float">
            <text:p>1895.211</text:p>
          </table:table-cell>
          <table:table-cell office:value-type="float" office:value="3774.197" calcext:value-type="float">
            <text:p>3774.19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323.946" calcext:value-type="float">
            <text:p>1323.946</text:p>
          </table:table-cell>
          <table:table-cell office:value-type="float" office:value="3948.458" calcext:value-type="float">
            <text:p>3948.458</text:p>
          </table:table-cell>
          <table:table-cell office:value-type="float" office:value="4457.82" calcext:value-type="float">
            <text:p>4457.82</text:p>
          </table:table-cell>
          <table:table-cell office:value-type="float" office:value="9006.922" calcext:value-type="float">
            <text:p>9006.92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06.379" calcext:value-type="float">
            <text:p>506.379</text:p>
          </table:table-cell>
          <table:table-cell office:value-type="float" office:value="1013.642" calcext:value-type="float">
            <text:p>1013.642</text:p>
          </table:table-cell>
          <table:table-cell office:value-type="float" office:value="1958.375" calcext:value-type="float">
            <text:p>1958.375</text:p>
          </table:table-cell>
          <table:table-cell office:value-type="float" office:value="3760.793" calcext:value-type="float">
            <text:p>3760.79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528.652" calcext:value-type="float">
            <text:p>2528.652</text:p>
          </table:table-cell>
          <table:table-cell office:value-type="float" office:value="2239.025" calcext:value-type="float">
            <text:p>2239.025</text:p>
          </table:table-cell>
          <table:table-cell office:value-type="float" office:value="4703.212" calcext:value-type="float">
            <text:p>4703.212</text:p>
          </table:table-cell>
          <table:table-cell office:value-type="float" office:value="8685.107" calcext:value-type="float">
            <text:p>8685.10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09.759" calcext:value-type="float">
            <text:p>509.759</text:p>
          </table:table-cell>
          <table:table-cell office:value-type="float" office:value="958.872" calcext:value-type="float">
            <text:p>958.872</text:p>
          </table:table-cell>
          <table:table-cell office:value-type="float" office:value="1922.06" calcext:value-type="float">
            <text:p>1922.06</text:p>
          </table:table-cell>
          <table:table-cell office:value-type="float" office:value="3809.946" calcext:value-type="float">
            <text:p>3809.94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8];[.C10];[.C12];[.C14];[.C16];[.C18];[.C20];[.C22];[.C24];[.C26]) / 10" office:value-type="float" office:value="1920.7434" calcext:value-type="float">
            <text:p>1920.7434</text:p>
          </table:table-cell>
          <table:table-cell table:formula="of:=SUM([.D8];[.D10];[.D12];[.D14];[.D16];[.D18];[.D20];[.D22];[.D24];[.D26]) / 10" office:value-type="float" office:value="2763.1057" calcext:value-type="float">
            <text:p>2763.1057</text:p>
          </table:table-cell>
          <table:table-cell table:formula="of:=SUM([.E8];[.E10];[.E12];[.E14];[.E16];[.E18];[.E20];[.E22];[.E24];[.E26]) / 10" office:value-type="float" office:value="4736.7558" calcext:value-type="float">
            <text:p>4736.7558</text:p>
          </table:table-cell>
          <table:table-cell table:formula="of:=SUM([.F8];[.F10];[.F12];[.F14];[.F16];[.F18];[.F20];[.F22];[.F24];[.F26]) / 10" office:value-type="float" office:value="8752.7004" calcext:value-type="float">
            <text:p>8752.700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9];[.C11];[.C13];[.C15];[.C17];[.C19];[.C21];[.C23];[.C25];[.C27]) / 10" office:value-type="float" office:value="561.323" calcext:value-type="float">
            <text:p>561.323</text:p>
          </table:table-cell>
          <table:table-cell table:formula="of:=SUM([.D9];[.D11];[.D13];[.D15];[.D17];[.D19];[.D21];[.D23];[.D25];[.D27]) / 10" office:value-type="float" office:value="958.1388" calcext:value-type="float">
            <text:p>958.1388</text:p>
          </table:table-cell>
          <table:table-cell table:formula="of:=SUM([.E9];[.E11];[.E13];[.E15];[.E17];[.E19];[.E21];[.E23];[.E25];[.E27]) / 10" office:value-type="float" office:value="1911.25" calcext:value-type="float">
            <text:p>1911.25</text:p>
          </table:table-cell>
          <table:table-cell table:formula="of:=SUM([.F9];[.F11];[.F13];[.F15];[.F17];[.F19];[.F21];[.F23];[.F25];[.F27]) / 10" office:value-type="float" office:value="3746.1703" calcext:value-type="float">
            <text:p>3746.1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4:37:00.62000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0T14:37:23.104224905</dc:date>
    <meta:editing-duration>PT47M48S</meta:editing-duration>
    <meta:editing-cycles>11</meta:editing-cycles>
    <meta:generator>LibreOffice/6.0.7.3$Linux_X86_64 LibreOffice_project/00m0$Build-3</meta:generator>
    <meta:document-statistic meta:table-count="4" meta:cell-count="569" meta:object-count="0"/>
  </office:meta>
</office:document-meta>
</file>